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64.42mm"/>
    </style:style>
    <style:style style:name="co4" style:family="table-column">
      <style:table-column-properties fo:break-before="auto" style:column-width="17.99mm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33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57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80808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 style:vertical-align="middle"/>
      <style:text-properties style:font-name="Ubuntu" fo:font-size="9pt" style:font-size-asian="11pt" style:font-size-complex="11pt"/>
    </style:style>
    <style:style style:name="ce4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0.06pt solid #000000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6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0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1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eeeeee" style:diagonal-bl-tr="none" style:diagonal-tl-br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22" style:family="table-cell" style:parent-style-name="Default">
      <style:table-cell-properties fo:border-bottom="none" fo:background-color="#eeeee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2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06pt solid #000000" fo:background-color="#eeeeee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 style:vertical-align="middle"/>
      <style:text-properties style:font-name="Ubuntu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27" style:family="table-cell" style:parent-style-name="Default">
      <style:table-cell-properties style:vertical-align="middle"/>
      <style:text-properties style:font-name="Ubuntu" fo:font-size="9pt" style:font-size-asian="11pt" style:font-size-complex="11pt"/>
    </style:style>
    <style:style style:name="ce28" style:family="table-cell" style:parent-style-name="Default" style:data-style-name="N11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0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2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5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7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3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40" style:family="table-cell" style:parent-style-name="Default" style:data-style-name="N119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14">
      <style:table-cell-properties fo:border-bottom="0.06pt solid #000000" fo:background-color="#eeeee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fo:color="#000000" style:font-name="Ubuntu" fo:font-size="9pt" style:font-size-asian="11pt" style:font-size-complex="11pt"/>
    </style:style>
    <style:style style:name="ce43" style:family="table-cell" style:parent-style-name="Default">
      <style:table-cell-properties style:vertical-align="middle"/>
      <style:text-properties fo:color="#000000" style:font-name="Ubuntu" fo:font-size="9pt" style:font-size-asian="11pt" style:font-size-complex="11pt"/>
    </style:style>
    <style:style style:name="ce44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45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4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color="#000000" style:font-name="Ubuntu" fo:font-size="9pt" style:font-size-asian="11pt" style:font-size-complex="11pt"/>
    </style:style>
    <style:style style:name="ce4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50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Ubuntu" fo:font-size="9pt" fo:font-weight="normal" style:font-size-asian="11pt" style:font-weight-asian="normal" style:font-size-complex="11pt" style:font-weight-complex="normal"/>
    </style:style>
    <style:style style:name="ce51" style:family="table-cell" style:parent-style-name="Default" style:data-style-name="N114">
      <style:table-cell-properties fo:border-bottom="0.06pt solid #000000" fo:background-color="#eeeee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fo:color="#000000" style:font-name="Ubuntu" fo:font-size="9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rotation-align="none" style:vertical-align="middle"/>
      <style:text-properties fo:color="#000000" style:font-name="Ubuntu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54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 style:vertical-align="middle"/>
      <style:text-properties style:font-name="Ubuntu" fo:font-size="9pt" style:font-size-asian="11pt" style:font-size-complex="11pt"/>
    </style:style>
    <style:style style:name="ce55" style:family="table-cell" style:parent-style-name="Default">
      <style:table-cell-properties style:vertical-align="middle"/>
      <style:text-properties style:font-name="Ubuntu"/>
    </style:style>
    <style:style style:name="ce56" style:family="table-cell" style:parent-style-name="Default">
      <style:table-cell-properties style:diagonal-bl-tr="none" style:diagonal-tl-br="none" fo:border="none" style:rotation-align="none" style:vertical-align="middle"/>
      <style:text-properties style:font-name="Ubuntu"/>
    </style:style>
    <style:style style:name="ce58" style:family="table-cell" style:parent-style-name="Default">
      <style:table-cell-properties style:rotation-align="none" style:vertical-align="middle"/>
      <style:text-properties style:font-name="Ubuntu" fo:font-weight="bold" style:font-weight-asian="bold" style:font-weight-complex="bold"/>
    </style:style>
    <style:style style:name="ce59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5"/>
        <table:table-column table:style-name="co4" table:default-cell-style-name="ce25"/>
        <table:table-column table:style-name="co4" table:default-cell-style-name="ce52"/>
        <table:table-column table:style-name="co4" table:number-columns-repeated="4" table:default-cell-style-name="ce25"/>
        <table:table-column table:style-name="co3" table:number-columns-repeated="1005" table:default-cell-style-name="ce25"/>
        <table:table-column table:style-name="co3" table:number-columns-repeated="10" table:default-cell-style-name="ce55"/>
        <table:table-column table:style-name="co3" table:number-columns-repeated="2" table:default-cell-style-name="ce60"/>
        <table:table-row table:style-name="ro2">
          <table:table-cell table:style-name="ce2" office:value-type="string" calcext:value-type="string" table:number-columns-spanned="7" table:number-rows-spanned="2">
            <text:p>Dimensions Batchblock (mm) – le 17 Mars 2018</text:p>
          </table:table-cell>
          <table:covered-table-cell table:style-name="ce26"/>
          <table:covered-table-cell table:style-name="ce42"/>
          <table:covered-table-cell table:number-columns-repeated="3" table:style-name="ce26"/>
          <table:covered-table-cell table:style-name="ce53"/>
          <table:table-cell table:style-name="ce55" table:number-columns-repeated="1005"/>
          <table:table-cell table:number-columns-repeated="12"/>
        </table:table-row>
        <table:table-row table:style-name="ro2">
          <table:covered-table-cell table:style-name="ce3"/>
          <table:covered-table-cell table:style-name="ce27"/>
          <table:covered-table-cell table:style-name="ce43"/>
          <table:covered-table-cell table:number-columns-repeated="3" table:style-name="ce27"/>
          <table:covered-table-cell table:style-name="ce54"/>
          <table:table-cell table:style-name="ce55" table:number-columns-repeated="1005"/>
          <table:table-cell table:number-columns-repeated="12"/>
        </table:table-row>
        <table:table-row table:style-name="ro3">
          <table:table-cell table:style-name="ce4" office:value-type="string" calcext:value-type="string">
            <text:p>Dimension du turbuleur (carré)</text:p>
          </table:table-cell>
          <table:table-cell table:style-name="ce28" office:value-type="float" office:value="140" calcext:value-type="float">
            <text:p>140 <text:s text:c="3"/></text:p>
          </table:table-cell>
          <table:table-cell table:style-name="ce28" office:value-type="float" office:value="150" calcext:value-type="float">
            <text:p>150 <text:s text:c="3"/></text:p>
          </table:table-cell>
          <table:table-cell table:style-name="ce28" office:value-type="float" office:value="165" calcext:value-type="float">
            <text:p>165 <text:s text:c="3"/></text:p>
          </table:table-cell>
          <table:table-cell table:style-name="ce28" office:value-type="float" office:value="200" calcext:value-type="float">
            <text:p>200 <text:s text:c="3"/></text:p>
          </table:table-cell>
          <table:table-cell table:style-name="ce28" office:value-type="float" office:value="230" calcext:value-type="float">
            <text:p>230 <text:s text:c="3"/></text:p>
          </table:table-cell>
          <table:table-cell table:style-name="ce28" office:value-type="float" office:value="250" calcext:value-type="float">
            <text:p>250 <text:s text:c="3"/></text:p>
          </table:table-cell>
          <table:table-cell table:style-name="ce55" table:number-columns-repeated="1005"/>
          <table:table-cell table:number-columns-repeated="12"/>
        </table:table-row>
        <table:table-row table:style-name="ro5">
          <table:table-cell table:style-name="ce5" office:value-type="string" calcext:value-type="string">
            <text:p>Section du système (mm2)</text:p>
          </table:table-cell>
          <table:table-cell table:style-name="ce29" table:formula="of:=ROUNDUP(3.14*[.B3]*[.B3]/4/1000;1)*1000" office:value-type="float" office:value="15400" calcext:value-type="float">
            <text:p>15400</text:p>
          </table:table-cell>
          <table:table-cell table:style-name="ce29" table:formula="of:=ROUNDUP(3.14*[.C3]*[.C3]/4/1000;1)*1000" office:value-type="float" office:value="17700" calcext:value-type="float">
            <text:p>17700</text:p>
          </table:table-cell>
          <table:table-cell table:style-name="ce29" table:formula="of:=ROUNDUP(3.14*[.D3]*[.D3]/4/1000;1)*1000" office:value-type="float" office:value="21400" calcext:value-type="float">
            <text:p>21400</text:p>
          </table:table-cell>
          <table:table-cell table:style-name="ce29" table:formula="of:=ROUNDUP(3.14*[.E3]*[.E3]/4/1000;1)*1000" office:value-type="float" office:value="31400" calcext:value-type="float">
            <text:p>31400</text:p>
          </table:table-cell>
          <table:table-cell table:style-name="ce29" table:formula="of:=ROUNDUP(3.14*[.F3]*[.F3]/4/1000;1)*1000" office:value-type="float" office:value="41600" calcext:value-type="float">
            <text:p>41600</text:p>
          </table:table-cell>
          <table:table-cell table:style-name="ce29" table:formula="of:=ROUNDUP(3.14*[.G3]*[.G3]/4/1000;1)*1000" office:value-type="float" office:value="49100" calcext:value-type="float">
            <text:p>49100</text:p>
          </table:table-cell>
          <table:table-cell table:style-name="ce55" table:number-columns-repeated="1005"/>
          <table:table-cell table:number-columns-repeated="12"/>
        </table:table-row>
        <table:table-row table:style-name="ro5">
          <table:table-cell table:style-name="ce6" office:value-type="string" calcext:value-type="string">
            <text:p>Valeur “Fondamentale”</text:p>
          </table:table-cell>
          <table:table-cell table:style-name="ce30" table:formula="of:=([.B3]*0.72)" office:value-type="float" office:value="100.8" calcext:value-type="float">
            <text:p>101</text:p>
          </table:table-cell>
          <table:table-cell table:style-name="ce44" table:formula="of:=([.C3]*0.72)" office:value-type="float" office:value="108" calcext:value-type="float">
            <text:p>108</text:p>
          </table:table-cell>
          <table:table-cell table:style-name="ce30" table:formula="of:=([.D3]*0.72)" office:value-type="float" office:value="118.8" calcext:value-type="float">
            <text:p>119</text:p>
          </table:table-cell>
          <table:table-cell table:style-name="ce30" table:formula="of:=([.E3]*0.72)" office:value-type="float" office:value="144" calcext:value-type="float">
            <text:p>144</text:p>
          </table:table-cell>
          <table:table-cell table:style-name="ce30" table:formula="of:=([.F3]*0.72)" office:value-type="float" office:value="165.6" calcext:value-type="float">
            <text:p>166</text:p>
          </table:table-cell>
          <table:table-cell table:style-name="ce30" table:formula="of:=([.G3]*0.72)" office:value-type="float" office:value="180" calcext:value-type="float">
            <text:p>180</text:p>
          </table:table-cell>
          <table:table-cell table:style-name="ce56" table:number-columns-repeated="1005"/>
          <table:table-cell table:number-columns-repeated="12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u foyer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5" office:value-type="string" calcext:value-type="string">
            <text:p>Largeur</text:p>
          </table:table-cell>
          <table:table-cell table:style-name="ce31" table:formula="of:=([.B5]*2)" office:value-type="float" office:value="201.6" calcext:value-type="float">
            <text:p>202</text:p>
          </table:table-cell>
          <table:table-cell table:style-name="ce29" table:formula="of:=([.C5]*2)" office:value-type="float" office:value="216" calcext:value-type="float">
            <text:p>216</text:p>
          </table:table-cell>
          <table:table-cell table:style-name="ce31" table:formula="of:=([.D5]*2)" office:value-type="float" office:value="237.6" calcext:value-type="float">
            <text:p>238</text:p>
          </table:table-cell>
          <table:table-cell table:style-name="ce31" table:formula="of:=([.E5]*2)" office:value-type="float" office:value="288" calcext:value-type="float">
            <text:p>288</text:p>
          </table:table-cell>
          <table:table-cell table:style-name="ce31" table:formula="of:=([.F5]*2)" office:value-type="float" office:value="331.2" calcext:value-type="float">
            <text:p>331</text:p>
          </table:table-cell>
          <table:table-cell table:style-name="ce31" table:formula="of:=([.G5]*2)" office:value-type="float" office:value="360" calcext:value-type="float">
            <text:p>36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Hauteur</text:p>
          </table:table-cell>
          <table:table-cell table:style-name="ce30" table:formula="of:=([.B5]*3)" office:value-type="float" office:value="302.4" calcext:value-type="float">
            <text:p>302</text:p>
          </table:table-cell>
          <table:table-cell table:style-name="ce44" table:formula="of:=([.C5]*3)" office:value-type="float" office:value="324" calcext:value-type="float">
            <text:p>324</text:p>
          </table:table-cell>
          <table:table-cell table:style-name="ce30" table:formula="of:=([.D5]*3)" office:value-type="float" office:value="356.4" calcext:value-type="float">
            <text:p>356</text:p>
          </table:table-cell>
          <table:table-cell table:style-name="ce30" table:formula="of:=([.E5]*3)" office:value-type="float" office:value="432" calcext:value-type="float">
            <text:p>432</text:p>
          </table:table-cell>
          <table:table-cell table:style-name="ce30" table:formula="of:=([.F5]*3)" office:value-type="float" office:value="496.8" calcext:value-type="float">
            <text:p>497</text:p>
          </table:table-cell>
          <table:table-cell table:style-name="ce30" table:formula="of:=([.G5]*3)" office:value-type="float" office:value="540" calcext:value-type="float">
            <text:p>540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 table:number-columns-spanned="1" table:number-rows-spanned="2">
            <text:p>Profondeur (la valeur doit être entre les 2 extrêmes)</text:p>
          </table:table-cell>
          <table:table-cell table:style-name="ce31" table:formula="of:=([.B5]*3.3)" office:value-type="float" office:value="332.64" calcext:value-type="float">
            <text:p>333</text:p>
          </table:table-cell>
          <table:table-cell table:style-name="ce29" table:formula="of:=([.C5]*3.3)" office:value-type="float" office:value="356.4" calcext:value-type="float">
            <text:p>356</text:p>
          </table:table-cell>
          <table:table-cell table:style-name="ce31" table:formula="of:=([.D5]*3.3)" office:value-type="float" office:value="392.04" calcext:value-type="float">
            <text:p>392</text:p>
          </table:table-cell>
          <table:table-cell table:style-name="ce31" table:formula="of:=([.E5]*3.3)" office:value-type="float" office:value="475.2" calcext:value-type="float">
            <text:p>475</text:p>
          </table:table-cell>
          <table:table-cell table:style-name="ce31" table:formula="of:=([.F5]*3.3)" office:value-type="float" office:value="546.48" calcext:value-type="float">
            <text:p>546</text:p>
          </table:table-cell>
          <table:table-cell table:style-name="ce31" table:formula="of:=([.G5]*3.3)" office:value-type="float" office:value="594" calcext:value-type="float">
            <text:p>594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31" table:formula="of:=([.B5]*5.5)" office:value-type="float" office:value="554.4" calcext:value-type="float">
            <text:p>554</text:p>
          </table:table-cell>
          <table:table-cell table:style-name="ce29" table:formula="of:=([.C5]*5.5)" office:value-type="float" office:value="594" calcext:value-type="float">
            <text:p>594</text:p>
          </table:table-cell>
          <table:table-cell table:style-name="ce31" table:formula="of:=([.D5]*5.5)" office:value-type="float" office:value="653.4" calcext:value-type="float">
            <text:p>653</text:p>
          </table:table-cell>
          <table:table-cell table:style-name="ce31" table:formula="of:=([.E5]*5.5)" office:value-type="float" office:value="792" calcext:value-type="float">
            <text:p>792</text:p>
          </table:table-cell>
          <table:table-cell table:style-name="ce31" table:formula="of:=([.F5]*5.5)" office:value-type="float" office:value="910.8" calcext:value-type="float">
            <text:p>911</text:p>
          </table:table-cell>
          <table:table-cell table:style-name="ce31" table:formula="of:=([.G5]*5.5)" office:value-type="float" office:value="990" calcext:value-type="float">
            <text:p>99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Largeur des triangles</text:p>
          </table:table-cell>
          <table:table-cell table:style-name="ce30" table:formula="of:=5*INT(([.B5]*2/3)/5)" office:value-type="float" office:value="65" calcext:value-type="float">
            <text:p>65</text:p>
          </table:table-cell>
          <table:table-cell table:style-name="ce30" table:formula="of:=5*INT(([.C5]*2/3)/5)" office:value-type="float" office:value="70" calcext:value-type="float">
            <text:p>70</text:p>
          </table:table-cell>
          <table:table-cell table:style-name="ce30" table:formula="of:=5*INT(([.D5]*2/3)/5)" office:value-type="float" office:value="75" calcext:value-type="float">
            <text:p>75</text:p>
          </table:table-cell>
          <table:table-cell table:style-name="ce30" table:formula="of:=5*INT(([.E5]*2/3)/5)" office:value-type="float" office:value="95" calcext:value-type="float">
            <text:p>95</text:p>
          </table:table-cell>
          <table:table-cell table:style-name="ce30" table:formula="of:=5*INT(([.F5]*2/3)/5)" office:value-type="float" office:value="110" calcext:value-type="float">
            <text:p>110</text:p>
          </table:table-cell>
          <table:table-cell table:style-name="ce30" table:formula="of:=5*INT(([.G5]*2/3)/5)" office:value-type="float" office:value="120" calcext:value-type="float">
            <text:p>12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e la fente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5" office:value-type="string" calcext:value-type="string">
            <text:p>Largeur</text:p>
          </table:table-cell>
          <table:table-cell table:style-name="ce31" table:formula="of:=([.B5]*0.5)" office:value-type="float" office:value="50.4" calcext:value-type="float">
            <text:p>50</text:p>
          </table:table-cell>
          <table:table-cell table:style-name="ce29" table:formula="of:=([.C5]*0.5)" office:value-type="float" office:value="54" calcext:value-type="float">
            <text:p>54</text:p>
          </table:table-cell>
          <table:table-cell table:style-name="ce31" table:formula="of:=([.D5]*0.5)" office:value-type="float" office:value="59.4" calcext:value-type="float">
            <text:p>59</text:p>
          </table:table-cell>
          <table:table-cell table:style-name="ce31" table:formula="of:=([.E5]*0.5)" office:value-type="float" office:value="72" calcext:value-type="float">
            <text:p>72</text:p>
          </table:table-cell>
          <table:table-cell table:style-name="ce31" table:formula="of:=([.F5]*0.5)" office:value-type="float" office:value="82.8" calcext:value-type="float">
            <text:p>83</text:p>
          </table:table-cell>
          <table:table-cell table:style-name="ce31" table:formula="of:=([.G5]*0.5)" office:value-type="float" office:value="90" calcext:value-type="float">
            <text:p>9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Hauteur</text:p>
          </table:table-cell>
          <table:table-cell table:style-name="ce30" table:formula="of:=([.B5]*2.1)" office:value-type="float" office:value="211.68" calcext:value-type="float">
            <text:p>212</text:p>
          </table:table-cell>
          <table:table-cell table:style-name="ce30" table:formula="of:=([.C5]*2.1)" office:value-type="float" office:value="226.8" calcext:value-type="float">
            <text:p>227</text:p>
          </table:table-cell>
          <table:table-cell table:style-name="ce30" table:formula="of:=([.D5]*2.1)" office:value-type="float" office:value="249.48" calcext:value-type="float">
            <text:p>249</text:p>
          </table:table-cell>
          <table:table-cell table:style-name="ce30" table:formula="of:=([.E5]*2.1)" office:value-type="float" office:value="302.4" calcext:value-type="float">
            <text:p>302</text:p>
          </table:table-cell>
          <table:table-cell table:style-name="ce30" table:formula="of:=([.F5]*2.1)" office:value-type="float" office:value="347.76" calcext:value-type="float">
            <text:p>348</text:p>
          </table:table-cell>
          <table:table-cell table:style-name="ce30" table:formula="of:=([.G5]*2.1)" office:value-type="float" office:value="378" calcext:value-type="float">
            <text:p>378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Profondeur</text:p>
          </table:table-cell>
          <table:table-cell table:style-name="ce31" office:value-type="float" office:value="60" calcext:value-type="float">
            <text:p>60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2" table:style-name="ce31" office:value-type="float" office:value="60" calcext:value-type="float">
            <text:p>60</text:p>
          </table:table-cell>
          <table:table-cell table:number-columns-repeated="2" table:style-name="ce31" office:value-type="float" office:value="90" calcext:value-type="float">
            <text:p>9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u turbuleur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9" office:value-type="string" calcext:value-type="string">
            <text:p>Largeur des triangles du demi-octogone</text:p>
          </table:table-cell>
          <table:table-cell table:style-name="ce31" office:value-type="float" office:value="41" calcext:value-type="float">
            <text:p>41</text:p>
          </table:table-cell>
          <table:table-cell table:style-name="ce29" office:value-type="float" office:value="44" calcext:value-type="float">
            <text:p>44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3" calcext:value-type="float">
            <text:p>73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Hauteur des triangles</text:p>
          </table:table-cell>
          <table:table-cell table:style-name="ce30" table:formula="of:=2.5*[.B5]" office:value-type="float" office:value="252" calcext:value-type="float">
            <text:p>252</text:p>
          </table:table-cell>
          <table:table-cell table:style-name="ce30" table:formula="of:=2.5*[.C5]" office:value-type="float" office:value="270" calcext:value-type="float">
            <text:p>270</text:p>
          </table:table-cell>
          <table:table-cell table:style-name="ce30" table:formula="of:=2.5*[.D5]" office:value-type="float" office:value="297" calcext:value-type="float">
            <text:p>297</text:p>
          </table:table-cell>
          <table:table-cell table:style-name="ce30" table:formula="of:=2.5*[.E5]" office:value-type="float" office:value="360" calcext:value-type="float">
            <text:p>360</text:p>
          </table:table-cell>
          <table:table-cell table:style-name="ce30" table:formula="of:=2.5*[.F5]" office:value-type="float" office:value="414" calcext:value-type="float">
            <text:p>414</text:p>
          </table:table-cell>
          <table:table-cell table:style-name="ce30" table:formula="of:=2.5*[.G5]" office:value-type="float" office:value="450" calcext:value-type="float">
            <text:p>450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Hauteur libre minimale au dessus du foyer</text:p>
          </table:table-cell>
          <table:table-cell table:style-name="ce31" office:value-type="float" office:value="300" calcext:value-type="float" table:number-columns-spanned="6" table:number-rows-spanned="1">
            <text:p>300</text:p>
          </table:table-cell>
          <table:covered-table-cell table:style-name="ce29" office:value-type="float" office:value="300" calcext:value-type="float">
            <text:p>300</text:p>
          </table:covered-table-cell>
          <table:covered-table-cell table:style-name="ce31" office:value-type="float" office:value="300" calcext:value-type="float">
            <text:p>300</text:p>
          </table:covered-table-cell>
          <table:covered-table-cell table:style-name="ce29" office:value-type="float" office:value="300" calcext:value-type="float">
            <text:p>300</text:p>
          </table:covered-table-cell>
          <table:covered-table-cell table:style-name="ce31" office:value-type="float" office:value="300" calcext:value-type="float">
            <text:p>300</text:p>
          </table:covered-table-cell>
          <table:covered-table-cell table:style-name="ce29" office:value-type="float" office:value="300" calcext:value-type="float">
            <text:p>300</text:p>
          </table:covered-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Dimensions de l’arrivée d’air primaire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2" office:value-type="string" calcext:value-type="string">
            <text:p>Surface de l’arrivée d’air dans la porte (mm2)</text:p>
          </table:table-cell>
          <table:table-cell table:style-name="ce31" table:formula="of:=(3.14*[.B3]*[.B3]/4)*0.25" office:value-type="float" office:value="3846.5" calcext:value-type="float">
            <text:p>3847</text:p>
          </table:table-cell>
          <table:table-cell table:style-name="ce29" table:formula="of:=(3.14*[.C3]*[.C3]/4)*0.25" office:value-type="float" office:value="4415.625" calcext:value-type="float">
            <text:p>4416</text:p>
          </table:table-cell>
          <table:table-cell table:style-name="ce31" table:formula="of:=(3.14*[.D3]*[.D3]/4)*0.25" office:value-type="float" office:value="5342.90625" calcext:value-type="float">
            <text:p>5343</text:p>
          </table:table-cell>
          <table:table-cell table:style-name="ce31" table:formula="of:=(3.14*[.E3]*[.E3]/4)*0.25" office:value-type="float" office:value="7850" calcext:value-type="float">
            <text:p>7850</text:p>
          </table:table-cell>
          <table:table-cell table:style-name="ce31" table:formula="of:=(3.14*[.F3]*[.F3]/4)*0.25" office:value-type="float" office:value="10381.625" calcext:value-type="float">
            <text:p>10382</text:p>
          </table:table-cell>
          <table:table-cell table:style-name="ce31" table:formula="of:=(3.14*[.G3]*[.G3]/4)*0.25" office:value-type="float" office:value="12265.625" calcext:value-type="float">
            <text:p>12266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13" office:value-type="string" calcext:value-type="string" table:number-columns-spanned="7" table:number-rows-spanned="1">
            <text:p>Arrivée d’air secondaire :</text:p>
          </table:table-cell>
          <table:covered-table-cell table:style-name="ce32"/>
          <table:covered-table-cell table:style-name="ce45"/>
          <table:covered-table-cell table:number-columns-repeated="4" table:style-name="ce32"/>
          <table:table-cell table:number-columns-repeated="1017"/>
        </table:table-row>
        <table:table-row table:style-name="ro5">
          <table:table-cell table:style-name="ce14" office:value-type="string" calcext:value-type="string">
            <text:p>Section du tube horizontal</text:p>
          </table:table-cell>
          <table:table-cell table:style-name="ce33" office:value-type="string" calcext:value-type="string">
            <text:p>60x30x2</text:p>
          </table:table-cell>
          <table:table-cell table:style-name="ce46" office:value-type="string" calcext:value-type="string">
            <text:p>60x30x2</text:p>
          </table:table-cell>
          <table:table-cell table:number-columns-repeated="2" table:style-name="ce33" office:value-type="string" calcext:value-type="string">
            <text:p>60x60x2</text:p>
          </table:table-cell>
          <table:table-cell table:number-columns-repeated="2" table:style-name="ce33" office:value-type="string" calcext:value-type="string">
            <text:p>100x60x3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Section du tube vertical</text:p>
          </table:table-cell>
          <table:table-cell table:style-name="ce34" office:value-type="string" calcext:value-type="string">
            <text:p>30x30x2</text:p>
          </table:table-cell>
          <table:table-cell table:style-name="ce47" office:value-type="string" calcext:value-type="string">
            <text:p>35x35x2</text:p>
          </table:table-cell>
          <table:table-cell table:style-name="ce34" office:value-type="string" calcext:value-type="string">
            <text:p>40x40x2</text:p>
          </table:table-cell>
          <table:table-cell table:style-name="ce34" office:value-type="string" calcext:value-type="string">
            <text:p>45x45x2</text:p>
          </table:table-cell>
          <table:table-cell table:style-name="ce34" office:value-type="string" calcext:value-type="string">
            <text:p>50x50x2</text:p>
          </table:table-cell>
          <table:table-cell table:style-name="ce34" office:value-type="string" calcext:value-type="string">
            <text:p>60x60x2</text:p>
          </table:table-cell>
          <table:table-cell table:number-columns-repeated="1017"/>
        </table:table-row>
        <table:table-row table:style-name="ro5">
          <table:table-cell table:style-name="ce16" office:value-type="string" calcext:value-type="string">
            <text:p>Hauteur</text:p>
          </table:table-cell>
          <table:table-cell table:style-name="ce31" table:formula="of:=[.B16]/2" office:value-type="float" office:value="105.84" calcext:value-type="float">
            <text:p>106</text:p>
          </table:table-cell>
          <table:table-cell table:style-name="ce29" table:formula="of:=[.C16]/2" office:value-type="float" office:value="113.4" calcext:value-type="float">
            <text:p>113</text:p>
          </table:table-cell>
          <table:table-cell table:style-name="ce31" table:formula="of:=[.D16]/2" office:value-type="float" office:value="124.74" calcext:value-type="float">
            <text:p>125</text:p>
          </table:table-cell>
          <table:table-cell table:style-name="ce31" table:formula="of:=[.E16]/2" office:value-type="float" office:value="151.2" calcext:value-type="float">
            <text:p>151</text:p>
          </table:table-cell>
          <table:table-cell table:style-name="ce31" table:formula="of:=[.F16]/2" office:value-type="float" office:value="173.88" calcext:value-type="float">
            <text:p>174</text:p>
          </table:table-cell>
          <table:table-cell table:style-name="ce31" table:formula="of:=[.G16]/2" office:value-type="float" office:value="189" calcext:value-type="float">
            <text:p>189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Distance tube vertical-fente</text:p>
          </table:table-cell>
          <table:table-cell table:style-name="ce35" table:formula="of:=1+(SQRT(2)-1)*[.B5]/4" office:value-type="float" office:value="11.438181771802" calcext:value-type="float">
            <text:p>11</text:p>
          </table:table-cell>
          <table:table-cell table:style-name="ce35" table:formula="of:=1+(SQRT(2)-1)*[.C5]/4" office:value-type="float" office:value="12.1837661840736" calcext:value-type="float">
            <text:p>12</text:p>
          </table:table-cell>
          <table:table-cell table:style-name="ce35" table:formula="of:=1+(SQRT(2)-1)*[.D5]/4" office:value-type="float" office:value="13.3021428024809" calcext:value-type="float">
            <text:p>13</text:p>
          </table:table-cell>
          <table:table-cell table:style-name="ce35" table:formula="of:=1+(SQRT(2)-1)*[.E5]/4" office:value-type="float" office:value="15.9116882454314" calcext:value-type="float">
            <text:p>16</text:p>
          </table:table-cell>
          <table:table-cell table:style-name="ce35" table:formula="of:=1+(SQRT(2)-1)*[.F5]/4" office:value-type="float" office:value="18.1484414822461" calcext:value-type="float">
            <text:p>18</text:p>
          </table:table-cell>
          <table:table-cell table:style-name="ce35" table:formula="of:=1+(SQRT(2)-1)*[.G5]/4" office:value-type="float" office:value="19.6396103067893" calcext:value-type="float">
            <text:p>20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Déflecteur</text:p>
          </table:table-cell>
          <table:table-cell table:style-name="ce36" office:value-type="string" calcext:value-type="string" table:number-columns-spanned="6" table:number-rows-spanned="1">
            <text:p>50 mm de hauteur</text:p>
          </table:table-cell>
          <table:covered-table-cell table:number-columns-repeated="5" table:style-name="ce36"/>
          <table:table-cell table:number-columns-repeated="1017"/>
        </table:table-row>
        <table:table-row table:style-name="ro5">
          <table:table-cell table:style-name="ce14"/>
          <table:table-cell table:style-name="ce37" table:number-columns-repeated="6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Diamètre minimal de la cheminée d’évacuation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2" office:value-type="string" calcext:value-type="string">
            <text:p>Diamètre intérieur</text:p>
          </table:table-cell>
          <table:table-cell table:style-name="ce31" office:value-type="float" office:value="150" calcext:value-type="float">
            <text:p>150</text:p>
          </table:table-cell>
          <table:table-cell table:style-name="ce29" office:value-type="float" office:value="150" calcext:value-type="float">
            <text:p>150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2" table:style-name="ce31" office:value-type="float" office:value="200" calcext:value-type="float">
            <text:p>20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Section minimale de l’ouverture entre différents conduits de fumées (mm2)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8" office:value-type="string" calcext:value-type="string">
            <text:p>Pas de changement de direction</text:p>
          </table:table-cell>
          <table:table-cell table:style-name="ce31" table:formula="of:=[.B4]" office:value-type="float" office:value="15400" calcext:value-type="float">
            <text:p>15400</text:p>
          </table:table-cell>
          <table:table-cell table:style-name="ce31" table:formula="of:=[.C4]" office:value-type="float" office:value="17700" calcext:value-type="float">
            <text:p>17700</text:p>
          </table:table-cell>
          <table:table-cell table:style-name="ce31" table:formula="of:=[.D4]" office:value-type="float" office:value="21400" calcext:value-type="float">
            <text:p>21400</text:p>
          </table:table-cell>
          <table:table-cell table:style-name="ce31" table:formula="of:=[.E4]" office:value-type="float" office:value="31400" calcext:value-type="float">
            <text:p>31400</text:p>
          </table:table-cell>
          <table:table-cell table:style-name="ce31" table:formula="of:=[.F4]" office:value-type="float" office:value="41600" calcext:value-type="float">
            <text:p>41600</text:p>
          </table:table-cell>
          <table:table-cell table:style-name="ce31" table:formula="of:=[.G4]" office:value-type="float" office:value="49100" calcext:value-type="float">
            <text:p>49100</text:p>
          </table:table-cell>
          <table:table-cell table:number-columns-repeated="1017"/>
        </table:table-row>
        <table:table-row table:style-name="ro5">
          <table:table-cell table:style-name="ce19" office:value-type="string" calcext:value-type="string">
            <text:p>Changement de direction à 90°</text:p>
          </table:table-cell>
          <table:table-cell table:style-name="ce30" table:formula="of:=[.B4]*1.5" office:value-type="float" office:value="23100" calcext:value-type="float">
            <text:p>23100</text:p>
          </table:table-cell>
          <table:table-cell table:style-name="ce30" table:formula="of:=[.C4]*1.5" office:value-type="float" office:value="26550" calcext:value-type="float">
            <text:p>26550</text:p>
          </table:table-cell>
          <table:table-cell table:style-name="ce30" table:formula="of:=[.D4]*1.5" office:value-type="float" office:value="32100" calcext:value-type="float">
            <text:p>32100</text:p>
          </table:table-cell>
          <table:table-cell table:style-name="ce30" table:formula="of:=[.E4]*1.5" office:value-type="float" office:value="47100" calcext:value-type="float">
            <text:p>47100</text:p>
          </table:table-cell>
          <table:table-cell table:style-name="ce30" table:formula="of:=[.F4]*1.5" office:value-type="float" office:value="62400" calcext:value-type="float">
            <text:p>62400</text:p>
          </table:table-cell>
          <table:table-cell table:style-name="ce30" table:formula="of:=[.G4]*1.5" office:value-type="float" office:value="73650" calcext:value-type="float">
            <text:p>73650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Changement de direction à 180°</text:p>
          </table:table-cell>
          <table:table-cell table:style-name="ce31" table:formula="of:=[.B4]*2" office:value-type="float" office:value="30800" calcext:value-type="float">
            <text:p>30800</text:p>
          </table:table-cell>
          <table:table-cell table:style-name="ce31" table:formula="of:=[.C4]*2" office:value-type="float" office:value="35400" calcext:value-type="float">
            <text:p>35400</text:p>
          </table:table-cell>
          <table:table-cell table:style-name="ce31" table:formula="of:=[.D4]*2" office:value-type="float" office:value="42800" calcext:value-type="float">
            <text:p>42800</text:p>
          </table:table-cell>
          <table:table-cell table:style-name="ce31" table:formula="of:=[.E4]*2" office:value-type="float" office:value="62800" calcext:value-type="float">
            <text:p>62800</text:p>
          </table:table-cell>
          <table:table-cell table:style-name="ce31" table:formula="of:=[.F4]*2" office:value-type="float" office:value="83200" calcext:value-type="float">
            <text:p>83200</text:p>
          </table:table-cell>
          <table:table-cell table:style-name="ce31" table:formula="of:=[.G4]*2" office:value-type="float" office:value="98200" calcext:value-type="float">
            <text:p>98200</text:p>
          </table:table-cell>
          <table:table-cell table:number-columns-repeated="1017"/>
        </table:table-row>
        <table:table-row table:style-name="ro5">
          <table:table-cell table:style-name="ce16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20" office:value-type="string" calcext:value-type="string" table:number-columns-spanned="7" table:number-rows-spanned="1">
            <text:p>Données basées sur une profondeur de 4 fois la valeur “ Fondamentale”:</text:p>
          </table:table-cell>
          <table:covered-table-cell table:style-name="ce38"/>
          <table:covered-table-cell table:style-name="ce48"/>
          <table:covered-table-cell table:number-columns-repeated="4" table:style-name="ce38"/>
          <table:table-cell table:number-columns-repeated="1017"/>
        </table:table-row>
        <table:table-row table:style-name="ro5">
          <table:table-cell table:style-name="ce21" office:value-type="string" calcext:value-type="string">
            <text:p>Volume du foyer (L)</text:p>
          </table:table-cell>
          <table:table-cell table:style-name="ce39" table:formula="of:=[.B8]*[.B9]*([.B5]*4)*10^-6" office:value-type="float" office:value="24.580620288" calcext:value-type="float">
            <text:p>25</text:p>
          </table:table-cell>
          <table:table-cell table:style-name="ce49" table:formula="of:=[.C8]*[.C9]*([.C5]*4)*10^-6" office:value-type="float" office:value="30.233088" calcext:value-type="float">
            <text:p>30</text:p>
          </table:table-cell>
          <table:table-cell table:style-name="ce39" table:formula="of:=[.D8]*[.D9]*([.D5]*4)*10^-6" office:value-type="float" office:value="40.240240128" calcext:value-type="float">
            <text:p>40</text:p>
          </table:table-cell>
          <table:table-cell table:style-name="ce39" table:formula="of:=[.E8]*[.E9]*([.E5]*4)*10^-6" office:value-type="float" office:value="71.663616" calcext:value-type="float">
            <text:p>72</text:p>
          </table:table-cell>
          <table:table-cell table:style-name="ce39" table:formula="of:=[.F8]*[.F9]*([.F5]*4)*10^-6" office:value-type="float" office:value="108.991401984" calcext:value-type="float">
            <text:p>109</text:p>
          </table:table-cell>
          <table:table-cell table:style-name="ce39" table:formula="of:=[.G8]*[.G9]*([.G5]*4)*10^-6" office:value-type="float" office:value="139.968" calcext:value-type="float">
            <text:p>140</text:p>
          </table:table-cell>
          <table:table-cell table:number-columns-repeated="1017"/>
        </table:table-row>
        <table:table-row table:style-name="ro5">
          <table:table-cell table:style-name="ce22" office:value-type="string" calcext:value-type="string">
            <text:p>Quantité de bois moyenne (kg)</text:p>
          </table:table-cell>
          <table:table-cell table:style-name="ce35" table:formula="of:=[.$C44]*[.B43]/[.$C43]" office:value-type="float" office:value="4.87822222222222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35" table:formula="of:=[.$C44]*[.D43]/[.$C43]" office:value-type="float" office:value="7.986" calcext:value-type="float">
            <text:p>8</text:p>
          </table:table-cell>
          <table:table-cell table:style-name="ce35" table:formula="of:=[.$C44]*[.E43]/[.$C43]" office:value-type="float" office:value="14.2222222222222" calcext:value-type="float">
            <text:p>14</text:p>
          </table:table-cell>
          <table:table-cell table:style-name="ce35" table:formula="of:=[.$C44]*[.F43]/[.$C43]" office:value-type="float" office:value="21.6302222222222" calcext:value-type="float">
            <text:p>22</text:p>
          </table:table-cell>
          <table:table-cell table:style-name="ce35" table:formula="of:=[.$C44]*[.G43]/[.$C43]" office:value-type="float" office:value="27.7777777777778" calcext:value-type="float">
            <text:p>28</text:p>
          </table:table-cell>
          <table:table-cell table:number-columns-repeated="1017"/>
        </table:table-row>
        <table:table-row table:style-name="ro5">
          <table:table-cell table:style-name="ce23" office:value-type="string" calcext:value-type="string">
            <text:p>Puissance avec 3 flambées par jour (kW)</text:p>
          </table:table-cell>
          <table:table-cell table:style-name="ce40" table:formula="of:=[.B44]*3.7*3/24" office:value-type="float" office:value="2.25617777777778" calcext:value-type="float">
            <text:p>2,3</text:p>
          </table:table-cell>
          <table:table-cell table:style-name="ce40" table:formula="of:=[.C44]*3.7*3/24" office:value-type="float" office:value="2.775" calcext:value-type="float">
            <text:p>2,8</text:p>
          </table:table-cell>
          <table:table-cell table:style-name="ce40" table:formula="of:=[.D44]*3.7*3/24" office:value-type="float" office:value="3.693525" calcext:value-type="float">
            <text:p>3,7</text:p>
          </table:table-cell>
          <table:table-cell table:style-name="ce40" table:formula="of:=[.E44]*3.7*3/24" office:value-type="float" office:value="6.57777777777777" calcext:value-type="float">
            <text:p>6,6</text:p>
          </table:table-cell>
          <table:table-cell table:style-name="ce40" table:formula="of:=[.F44]*3.7*3/24" office:value-type="float" office:value="10.0039777777778" calcext:value-type="float">
            <text:p>10,0</text:p>
          </table:table-cell>
          <table:table-cell table:style-name="ce40" table:formula="of:=[.G44]*3.7*3/24" office:value-type="float" office:value="12.8472222222222" calcext:value-type="float">
            <text:p>12,8</text:p>
          </table:table-cell>
          <table:table-cell table:style-name="ce58" table:number-columns-repeated="1005"/>
          <table:table-cell table:style-name="ce59" table:number-columns-repeated="10"/>
          <table:table-cell table:number-columns-repeated="2"/>
        </table:table-row>
        <table:table-row table:style-name="ro5">
          <table:table-cell table:style-name="ce24" office:value-type="string" calcext:value-type="string">
            <text:p>Surface Interne Absorbante max. (m2)</text:p>
          </table:table-cell>
          <table:table-cell table:style-name="ce41" table:formula="of:=0.0003*0.85*(3.14*[.B3]*[.B3]/4)" office:value-type="float" office:value="3.92343" calcext:value-type="float">
            <text:p>3,9</text:p>
          </table:table-cell>
          <table:table-cell table:style-name="ce51" table:formula="of:=0.0003*(3.14*[.C3]*[.C3]/4)" office:value-type="float" office:value="5.29875" calcext:value-type="float">
            <text:p>5,3</text:p>
          </table:table-cell>
          <table:table-cell table:style-name="ce41" table:formula="of:=0.0003*(3.14*[.D3]*[.D3]/4)" office:value-type="float" office:value="6.4114875" calcext:value-type="float">
            <text:p>6,4</text:p>
          </table:table-cell>
          <table:table-cell table:style-name="ce41" table:formula="of:=0.0003*(3.14*[.E3]*[.E3]/4)" office:value-type="float" office:value="9.42" calcext:value-type="float">
            <text:p>9,4</text:p>
          </table:table-cell>
          <table:table-cell table:style-name="ce41" table:formula="of:=0.0003*(3.14*[.F3]*[.F3]/4)" office:value-type="float" office:value="12.45795" calcext:value-type="float">
            <text:p>12,5</text:p>
          </table:table-cell>
          <table:table-cell table:style-name="ce41" table:formula="of:=0.0003*(3.14*[.G3]*[.G3]/4)" office:value-type="float" office:value="14.71875" calcext:value-type="float">
            <text:p>14,7</text:p>
          </table:table-cell>
          <table:table-cell table:number-columns-repeated="1017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5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5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fraction number:min-integer-digits="0" number:min-numerator-digits="2" number:denominator-value="16" number:min-denominator-digits="2"/>
    </number:number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09:11:47.584080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7:27:02</meta:creation-date>
    <meta:initial-creator>Doug Ptacek</meta:initial-creator>
    <dc:language>en-US</dc:language>
    <dc:date>2018-04-06T09:12:08.553302404</dc:date>
    <meta:editing-cycles>101</meta:editing-cycles>
    <meta:editing-duration>P2DT19H24M1S</meta:editing-duration>
    <meta:generator>LibreOffice/5.1.6.2$Linux_X86_64 LibreOffice_project/10m0$Build-2</meta:generator>
    <meta:print-date>2017-05-01T09:59:31.211427803</meta:print-date>
    <meta:document-statistic meta:table-count="3" meta:cell-count="19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